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50%" fo:text-align="justify" style:justify-single-word="false"/>
    </style:style>
    <style:style style:name="P4" style:family="paragraph" style:parent-style-name="Standard">
      <style:paragraph-properties fo:margin-top="0cm" fo:margin-bottom="0cm" fo:line-height="150%" fo:text-align="end" style:justify-single-word="false"/>
    </style:style>
    <style:style style:name="P5" style:family="paragraph" style:parent-style-name="Standard">
      <style:paragraph-properties fo:margin-left="0cm" fo:margin-right="0cm" fo:margin-top="0cm" fo:margin-bottom="0cm" fo:line-height="150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6" style:family="paragraph" style:parent-style-name="Standard" style:master-page-name="Standard">
      <style:paragraph-properties fo:margin-left="0cm" fo:margin-right="0cm" fo:margin-top="0cm" fo:margin-bottom="0cm" fo:line-height="150%" fo:text-align="justify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Times New Roman" fo:font-size="12pt" fo:font-style="italic" style:text-underline-style="none" fo:font-weight="normal" fo:background-color="#ffffff" style:font-name-asian="Times New Roman1" style:font-size-asian="12pt" style:font-style-asian="italic" style:font-weight-asian="normal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pyeditor : Mathilde Nicolas. </text:span></text:p>
      <text:p text:style-name="P5"><text:span text:style-name="T1">Creator:</text:span></text:p>
      <text:p text:style-name="P5"><text:span text:style-name="T1">Title: Rôle des dépenses du Trésor royal des quartiers de janvier et avril (paiement à Molière).</text:span></text:p>
      <text:p text:style-name="P5"><text:span text:style-name="T1">Date: 1664. </text:span></text:p>
      <text:p text:style-name="P5"><text:span text:style-name="T1">Bibl: </text:span><text:span text:style-name="T2">Rôle des dépenses du Trésor royal des quartiers de janvier et avril (paiement à Molière), </text:span><text:span text:style-name="T1">1664.</text:span></text:p>
      <text:p text:style-name="P2"/>
      <text:p text:style-name="P2"/>
      <text:p text:style-name="P3"><text:span text:style-name="T3">390</text:span></text:p>
      <text:p text:style-name="P3"><text:span text:style-name="T3">Audit d'Aligre [trésorier des menus plaisirs], la somme de quatre mil livres que Sa Majesté lui a ordonnée pour emploier au fait de sa charge, mesmes icelle delivrer à la troupe des comediens de Monseigneur le duc d'Orleans pour les comedies qu'ils ont representées au chasteau de Versailles et pour leur servir audit lieu pendant les festes et rejouissances qui y ont esté faictes, cy... </text:span></text:p>
      <text:p text:style-name="P4"><text:span text:style-name="T3">4.000 l. comptant.</text:span></text:p>
      <text:p text:style-name="P1"/>
      <text:p text:style-name="P3"><text:bookmark text:name="_heading=h.gjdgxs"/><text:span text:style-name="T3">A luy [Michel d'Aligre], la somme de deux mil livres que Sa Majesté lui a ordonnée pour emploier au fait de sadicte charge, mesmes icelle delivrer à Molieres, chef de la troupe des comediens de Monseigneur le duc d'Orleans, laquelle Sa Majesté lui a ordonnée pour une nouvelle comedie qu'il a faicte et qui a esté representée par la troupe pendant les festes et rejouissances de Versailles, cy... </text:span></text:p>
      <text:p text:style-name="P4"><text:span text:style-name="T3">2.000 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normal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30T13:09:00</meta:creation-date>
    <meta:initial-creator>Windows User</meta:initial-creator>
    <meta:document-statistic meta:table-count="0" meta:image-count="0" meta:object-count="0" meta:page-count="1" meta:paragraph-count="10" meta:word-count="179" meta:character-count="1063"/>
    <meta:generator>OpenOffice/4.1.6$Win32 OpenOffice.org_project/416m1$Build-9790</meta:generator>
  </office:meta>
</office:document-meta>
</file>